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7.5cm" style:rel-column-width="32767*"/>
    </style:style>
    <style:style style:name="Tabla1.B" style:family="table-column">
      <style:table-column-properties style:column-width="7.5cm" style:rel-column-width="32768*"/>
    </style:style>
    <style:style style:name="Tabla1.1" style:family="table-row">
      <style:table-row-properties fo:background-color="#008080">
        <style:background-image/>
      </style:table-row-properties>
    </style:style>
    <style:style style:name="Tab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 fo:background-color="transparent" style:writing-mode="lr-tb">
        <style:background-image/>
      </style:table-properties>
    </style:style>
    <style:style style:name="Tabla2.A" style:family="table-column">
      <style:table-column-properties style:column-width="7.5cm" style:rel-column-width="32767*"/>
    </style:style>
    <style:style style:name="Tabla2.B" style:family="table-column">
      <style:table-column-properties style:column-width="7.5cm" style:rel-column-width="32768*"/>
    </style:style>
    <style:style style:name="Tabla2.1" style:family="table-row">
      <style:table-row-properties fo:background-color="#008080">
        <style:background-image/>
      </style:table-row-properties>
    </style:style>
    <style:style style:name="Tabla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3" style:family="table-row">
      <style:table-row-properties style:min-row-height="0.72cm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5.106cm" style:rel-column-width="22309*"/>
    </style:style>
    <style:style style:name="Tabla3.B" style:family="table-column">
      <style:table-column-properties style:column-width="9.894cm" style:rel-column-width="43226*"/>
    </style:style>
    <style:style style:name="Tabla3.1" style:family="table-row">
      <style:table-row-properties fo:background-color="#008080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13" style:family="table-row">
      <style:table-row-properties style:min-row-height="0.72cm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33df5b" officeooo:paragraph-rsid="0033df5b"/>
    </style:style>
    <style:style style:name="P2" style:family="paragraph" style:parent-style-name="Standard">
      <style:paragraph-properties fo:text-align="start" style:justify-single-word="false"/>
      <style:text-properties officeooo:rsid="0034e70d" officeooo:paragraph-rsid="0034e70d"/>
    </style:style>
    <style:style style:name="P3" style:family="paragraph" style:parent-style-name="Standard">
      <style:paragraph-properties fo:text-align="start" style:justify-single-word="false"/>
      <style:text-properties officeooo:rsid="0034e70d" officeooo:paragraph-rsid="003854ba"/>
    </style:style>
    <style:style style:name="P4" style:family="paragraph" style:parent-style-name="Standard">
      <style:paragraph-properties fo:text-align="center" style:justify-single-word="false"/>
      <style:text-properties officeooo:rsid="0034e70d" officeooo:paragraph-rsid="0034e70d"/>
    </style:style>
    <style:style style:name="P5" style:family="paragraph" style:parent-style-name="Standard">
      <style:paragraph-properties fo:text-align="start" style:justify-single-word="false"/>
      <style:text-properties officeooo:rsid="003854ba" officeooo:paragraph-rsid="003854ba"/>
    </style:style>
    <style:style style:name="P6" style:family="paragraph" style:parent-style-name="Standard">
      <style:text-properties officeooo:paragraph-rsid="003854ba"/>
    </style:style>
    <style:style style:name="P7" style:family="paragraph" style:parent-style-name="Standard">
      <style:text-properties officeooo:rsid="003d8ce8" officeooo:paragraph-rsid="003d8ce8"/>
    </style:style>
    <style:style style:name="P8" style:family="paragraph" style:parent-style-name="Standard">
      <style:text-properties officeooo:paragraph-rsid="003d8ce8"/>
    </style:style>
    <style:style style:name="P9" style:family="paragraph" style:parent-style-name="Table_20_Contents">
      <style:paragraph-properties fo:text-align="center" style:justify-single-word="false"/>
      <style:text-properties officeooo:rsid="0034e70d" officeooo:paragraph-rsid="0034e70d"/>
    </style:style>
    <style:style style:name="P10" style:family="paragraph" style:parent-style-name="Table_20_Contents">
      <style:paragraph-properties fo:text-align="center" style:justify-single-word="false"/>
      <style:text-properties officeooo:rsid="0034e70d" officeooo:paragraph-rsid="003854ba"/>
    </style:style>
    <style:style style:name="P11" style:family="paragraph" style:parent-style-name="Table_20_Contents">
      <style:paragraph-properties fo:text-align="center" style:justify-single-word="false"/>
      <style:text-properties officeooo:rsid="0034e70d" officeooo:paragraph-rsid="003d8ce8"/>
    </style:style>
    <style:style style:name="P12" style:family="paragraph" style:parent-style-name="Table_20_Contents">
      <style:paragraph-properties fo:text-align="center" style:justify-single-word="false"/>
      <style:text-properties fo:color="#fffff0" loext:opacity="100%" fo:font-weight="bold" officeooo:rsid="0034e70d" officeooo:paragraph-rsid="0034e70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0" loext:opacity="100%" fo:font-weight="bold" officeooo:rsid="0034e70d" officeooo:paragraph-rsid="003854b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0" loext:opacity="100%" fo:font-weight="bold" officeooo:rsid="0034e70d" officeooo:paragraph-rsid="003d8ce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0" loext:opacity="100%" fo:font-weight="bold" officeooo:rsid="00396ea4" officeooo:paragraph-rsid="003854b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0" loext:opacity="100%" fo:font-weight="bold" officeooo:rsid="00396ea4" officeooo:paragraph-rsid="003d8ce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35e84e" officeooo:paragraph-rsid="0035e84e"/>
    </style:style>
    <style:style style:name="P18" style:family="paragraph" style:parent-style-name="Table_20_Contents">
      <style:paragraph-properties fo:text-align="center" style:justify-single-word="false"/>
      <style:text-properties officeooo:rsid="0035e84e" officeooo:paragraph-rsid="0037c6d1"/>
    </style:style>
    <style:style style:name="P19" style:family="paragraph" style:parent-style-name="Table_20_Contents">
      <style:paragraph-properties fo:text-align="center" style:justify-single-word="false"/>
      <style:text-properties officeooo:rsid="0035e84e" officeooo:paragraph-rsid="003854ba"/>
    </style:style>
    <style:style style:name="P20" style:family="paragraph" style:parent-style-name="Table_20_Contents">
      <style:paragraph-properties fo:text-align="center" style:justify-single-word="false"/>
      <style:text-properties officeooo:rsid="0035e84e" officeooo:paragraph-rsid="003d8ce8"/>
    </style:style>
    <style:style style:name="P21" style:family="paragraph" style:parent-style-name="Table_20_Contents">
      <style:paragraph-properties fo:text-align="center" style:justify-single-word="false"/>
      <style:text-properties officeooo:rsid="0037c6d1" officeooo:paragraph-rsid="0037c6d1"/>
    </style:style>
    <style:style style:name="P22" style:family="paragraph" style:parent-style-name="Table_20_Contents">
      <style:paragraph-properties fo:text-align="center" style:justify-single-word="false"/>
      <style:text-properties officeooo:rsid="0037c6d1" officeooo:paragraph-rsid="0039c0c6"/>
    </style:style>
    <style:style style:name="P23" style:family="paragraph" style:parent-style-name="Table_20_Contents">
      <style:paragraph-properties fo:text-align="center" style:justify-single-word="false"/>
      <style:text-properties officeooo:rsid="003854ba" officeooo:paragraph-rsid="003854ba"/>
    </style:style>
    <style:style style:name="P24" style:family="paragraph" style:parent-style-name="Table_20_Contents">
      <style:paragraph-properties fo:text-align="center" style:justify-single-word="false"/>
      <style:text-properties officeooo:rsid="003854ba" officeooo:paragraph-rsid="00396ea4"/>
    </style:style>
    <style:style style:name="P25" style:family="paragraph" style:parent-style-name="Table_20_Contents">
      <style:paragraph-properties fo:text-align="center" style:justify-single-word="false"/>
      <style:text-properties officeooo:rsid="00396ea4" officeooo:paragraph-rsid="00396ea4"/>
    </style:style>
    <style:style style:name="P26" style:family="paragraph" style:parent-style-name="Table_20_Contents">
      <style:paragraph-properties fo:text-align="center" style:justify-single-word="false"/>
      <style:text-properties officeooo:rsid="00396ea4" officeooo:paragraph-rsid="003d8ce8"/>
    </style:style>
    <style:style style:name="P27" style:family="paragraph" style:parent-style-name="Table_20_Contents">
      <style:paragraph-properties fo:text-align="start" style:justify-single-word="false"/>
      <style:text-properties officeooo:rsid="00396ea4" officeooo:paragraph-rsid="003d8ce8"/>
    </style:style>
    <style:style style:name="P28" style:family="paragraph" style:parent-style-name="Table_20_Contents">
      <style:paragraph-properties fo:text-align="center" style:justify-single-word="false"/>
      <style:text-properties officeooo:rsid="0039c0c6" officeooo:paragraph-rsid="0039c0c6"/>
    </style:style>
    <style:style style:name="P29" style:family="paragraph" style:parent-style-name="Table_20_Contents">
      <style:paragraph-properties fo:text-align="center" style:justify-single-word="false"/>
      <style:text-properties officeooo:rsid="0039c0c6" officeooo:paragraph-rsid="003d8ce8"/>
    </style:style>
    <style:style style:name="P30" style:family="paragraph" style:parent-style-name="Table_20_Contents">
      <style:paragraph-properties fo:text-align="start" style:justify-single-word="false"/>
      <style:text-properties officeooo:rsid="0039c0c6" officeooo:paragraph-rsid="003d8ce8"/>
    </style:style>
    <style:style style:name="P31" style:family="paragraph" style:parent-style-name="Table_20_Contents">
      <style:paragraph-properties fo:text-align="start" style:justify-single-word="false"/>
      <style:text-properties officeooo:rsid="003d8ce8" officeooo:paragraph-rsid="003d8ce8"/>
    </style:style>
    <style:style style:name="P32" style:family="paragraph" style:parent-style-name="Table_20_Contents">
      <style:paragraph-properties fo:text-align="start" style:justify-single-word="false"/>
      <style:text-properties officeooo:rsid="003f5634" officeooo:paragraph-rsid="003f5634"/>
    </style:style>
    <style:style style:name="P33" style:family="paragraph" style:parent-style-name="Text_20_body">
      <style:text-properties fo:font-style="italic" style:font-style-asian="italic" style:font-style-complex="italic"/>
    </style:style>
    <style:style style:name="P34" style:family="paragraph" style:parent-style-name="Text_20_body">
      <style:paragraph-properties fo:text-align="start" style:justify-single-word="false"/>
      <style:text-properties fo:font-style="italic" officeooo:rsid="0033df5b" officeooo:paragraph-rsid="0033df5b" style:font-style-asian="italic" style:font-style-complex="italic"/>
    </style:style>
    <style:style style:name="P35" style:family="paragraph" style:parent-style-name="Standard" style:master-page-name="Standard">
      <style:paragraph-properties fo:text-align="center" style:justify-single-word="false" style:page-number="auto"/>
    </style:style>
    <style:style style:name="P36" style:family="paragraph" style:parent-style-name="Table_20_Contents">
      <style:paragraph-properties fo:text-align="start" style:justify-single-word="false"/>
      <style:text-properties officeooo:rsid="003f6e10" officeooo:paragraph-rsid="003f6e10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323ece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39c0c6"/>
    </style:style>
    <style:style style:name="T6" style:family="text">
      <style:text-properties officeooo:rsid="003f5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Tarea ED0</text:span><text:span text:style-name="T2">5</text:span></text:p>
      <text:p text:style-name="P1">El primer paso es localizar los sustantivos en la descripcion del problema. Los subrrayamos a continuación.</text:p>
      <text:p text:style-name="P1"/>
      <text:p text:style-name="P34">Los <text:span text:style-name="T3">usuarios</text:span> del <text:span text:style-name="T3">sistema</text:span> navegan por la <text:span text:style-name="T3">web</text:span> para ver los <text:span text:style-name="T3">artículos</text:span>, <text:span text:style-name="T3">zapatos</text:span>, <text:span text:style-name="T3">bolsos</text:span> y <text:span text:style-name="T3">complementos</text:span> que se venden en la <text:span text:style-name="T3">tienda</text:span>. De los artículos nos interesa su <text:span text:style-name="T4">nombre</text:span>, <text:span text:style-name="T4">descripción</text:span>, <text:span text:style-name="T4">material</text:span>, <text:span text:style-name="T4">color</text:span>, <text:span text:style-name="T4">precio</text:span> y <text:span text:style-name="T4">stock</text:span>. De los zapatos nos interesa su <text:span text:style-name="T3">número y el tipo</text:span>. De los bolsos nos interesa su tipo (<text:span text:style-name="T3">bandolera, mochila, fiesta</text:span>). De los complementos (<text:span text:style-name="T3">cinturones y guantes</text:span>) su <text:span text:style-name="T3">talla</text:span>.</text:p>
      <text:p text:style-name="P33"/>
      <text:p text:style-name="P33">Los artículos se organizan por <text:span text:style-name="T3">campañas</text:span> para cada <text:span text:style-name="T3">temporada</text:span> (<text:span text:style-name="T3">primavera</text:span>/<text:span text:style-name="T3">verano</text:span> y <text:span text:style-name="T3">otoño</text:span>/<text:span text:style-name="T3">invierno</text:span>) de cada <text:span text:style-name="T3">año</text:span>.</text:p>
      <text:p text:style-name="P33"/>
      <text:p text:style-name="P33">Los artículos son de fabricación propia, pero, opcionalmente, pueden venderse artículos de otras <text:span text:style-name="T3">firmas</text:span>. De las firmas nos interesa saber su <text:span text:style-name="T3">nombre</text:span>, <text:span text:style-name="T3">CIF</text:span> y <text:span text:style-name="T3">domicilio fiscal</text:span>. La venta de artículos de firma se realiza a través de proveedores, de forma que un <text:span text:style-name="T3">proveedor</text:span> puede llevar varios artículos de diferentes firmas, y una firma puede ser suministrada por más de un proveedor. Los artículos pertenecen a una firma solamente. De los proveedores debemos conocer su <text:span text:style-name="T3">nombre, CIF, y domicilio fiscal</text:span>.</text:p>
      <text:p text:style-name="P33"/>
      <text:p text:style-name="P33">Los <text:span text:style-name="T3">usuarios</text:span> pueden registrarse en el sitio web para hacerse <text:span text:style-name="T3">socios</text:span>. Cuando un usuario se hace socio debe proporcionar los siguiente datos: <text:span text:style-name="T3">nombre completo, correo electrónico y dirección</text:span>.</text:p>
      <text:p text:style-name="P33"/>
      <text:p text:style-name="P33">Los socios pueden hacer pedidos de los artículos. Un <text:span text:style-name="T3">pedido</text:span> está formado por un conjunto de <text:span text:style-name="T3">detalles</text:span> de pedido que son <text:span text:style-name="T3">parejas</text:span> formadas por artículo y la <text:span text:style-name="T3">cantidad</text:span>. De los pedidos interesa saber la <text:span text:style-name="T3">fecha</text:span> en la que se realizó y cuanto debe pagar el socio en <text:span text:style-name="T3">total</text:span>. El <text:span text:style-name="T3">pago</text:span> se hace a través <text:span text:style-name="T3">tarjeta bancaria</text:span>, cuando se va a pagar una <text:span text:style-name="T3">entidad bancaria</text:span> comprueba la validez de la tarjeta. De la <text:span text:style-name="T3">tarjeta</text:span> interesa conocer el <text:span text:style-name="T3">número</text:span>.</text:p>
      <text:p text:style-name="P33"/>
      <text:p text:style-name="P33">Las campañas son gestionadas por el <text:span text:style-name="T3">administrativo</text:span> de la tienda que se encargará de dar de baja la campaña anterior y dar de alta la nueva siempre que no haya ningún pedido pendiente de cumplimentar.</text:p>
      <text:p text:style-name="P33"/>
      <text:p text:style-name="P33">Existe un <text:span text:style-name="T3">empleado de almacén</text:span> que revisa los pedidos a diario y los cumplimenta. Esto consiste en recopilar los artículos que aparecen en el pedido y empaquetarlos. Cuando el <text:span text:style-name="T3">paquete</text:span> está listo se pasa al <text:span text:style-name="T3">almacén</text:span> a la espera de ser repartido. Del reparto se encarga una <text:span text:style-name="T3">empresa de transportes</text:span> que tiene varias <text:span text:style-name="T3">rutas</text:span> preestablecidas. Según el <text:span text:style-name="T3">destino</text:span> del paquete (la dirección del socio) se asigna a una u otra ruta. De la empresa de transportes se debe conocer su <text:soft-page-break/><text:span text:style-name="T3">nombre, CIF y domicilio fiscal</text:span>. Las rutas tienen un <text:span text:style-name="T3">área de influencia</text:span> que determina los destinos, y unos <text:span text:style-name="T3">días de reparto asignados</text:span>. Se debe conocer la <text:span text:style-name="T3">fecha</text:span> en la que se reparte el pedido. Si se produce alguna <text:span text:style-name="T3">incidencia</text:span> durante el reparto de algún pedido se almacena la fecha en la que se ha producido y una <text:span text:style-name="T3">descripción</text:span>.</text:p>
      <text:p text:style-name="P33"/>
      <text:p text:style-name="P33">Los socios pueden visualizar sus pedidos y cancelarlos siempre y cuando no hayan sido cumplimentados por el empleado de almacén. Así mismo puede modificar sus datos personales.</text:p>
      <text:p text:style-name="P33">Acrónimo: Código de Identificación Fiscal</text:p>
      <text:p text:style-name="P2">A continuación creamos la tabla de elección de sustantivos como objetos o clases del sistema según los criterios aplicables.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Clase/Objeto potencial</text:p>
          </table:table-cell>
          <table:table-cell table:style-name="Tabla1.B1" office:value-type="string">
            <text:p text:style-name="P12">Criterios aplicables</text:p>
          </table:table-cell>
        </table:table-row>
        <table:table-row table:style-name="TableLine94723502589360">
          <table:table-cell table:style-name="Tabla1.A24" office:value-type="string">
            <text:p text:style-name="P9">Usuario</text:p>
          </table:table-cell>
          <table:table-cell table:style-name="Tabla1.B24" office:value-type="string">
            <text:p text:style-name="P21">Rechazado</text:p>
          </table:table-cell>
        </table:table-row>
        <table:table-row table:style-name="TableLine94723502663344">
          <table:table-cell table:style-name="Tabla1.A24" office:value-type="string">
            <text:p text:style-name="P9">Sistema</text:p>
          </table:table-cell>
          <table:table-cell table:style-name="Tabla1.B24" office:value-type="string">
            <text:p text:style-name="P18">Rechazado</text:p>
          </table:table-cell>
        </table:table-row>
        <table:table-row table:style-name="TableLine94723502664000">
          <table:table-cell table:style-name="Tabla1.A24" office:value-type="string">
            <text:p text:style-name="P9">Web</text:p>
          </table:table-cell>
          <table:table-cell table:style-name="Tabla1.B24" office:value-type="string">
            <text:p text:style-name="P17">Rechazado</text:p>
          </table:table-cell>
        </table:table-row>
        <table:table-row table:style-name="TableLine94723502664656">
          <table:table-cell table:style-name="Tabla1.A24" office:value-type="string">
            <text:p text:style-name="P9">Articulos</text:p>
          </table:table-cell>
          <table:table-cell table:style-name="Tabla1.B24" office:value-type="string">
            <text:p text:style-name="P17">1,2,3</text:p>
          </table:table-cell>
        </table:table-row>
        <table:table-row table:style-name="TableLine94723502665472">
          <table:table-cell table:style-name="Tabla1.A24" office:value-type="string">
            <text:p text:style-name="P9">Zapatos</text:p>
          </table:table-cell>
          <table:table-cell table:style-name="Tabla1.B24" office:value-type="string">
            <text:p text:style-name="P17">1,2,3</text:p>
          </table:table-cell>
        </table:table-row>
        <table:table-row table:style-name="TableLine94723502666240">
          <table:table-cell table:style-name="Tabla1.A24" office:value-type="string">
            <text:p text:style-name="P9">Bolsos</text:p>
          </table:table-cell>
          <table:table-cell table:style-name="Tabla1.B24" office:value-type="string">
            <text:p text:style-name="P17">1,2,3</text:p>
          </table:table-cell>
        </table:table-row>
        <table:table-row table:style-name="TableLine94723502667056">
          <table:table-cell table:style-name="Tabla1.A24" office:value-type="string">
            <text:p text:style-name="P9">Complementos</text:p>
          </table:table-cell>
          <table:table-cell table:style-name="Tabla1.B24" office:value-type="string">
            <text:p text:style-name="P17">1,2,3</text:p>
          </table:table-cell>
        </table:table-row>
        <table:table-row table:style-name="TableLine94723502667872">
          <table:table-cell table:style-name="Tabla1.A24" office:value-type="string">
            <text:p text:style-name="P9">Campaña</text:p>
          </table:table-cell>
          <table:table-cell table:style-name="Tabla1.B24" office:value-type="string">
            <text:p text:style-name="P21">1,2,3</text:p>
          </table:table-cell>
        </table:table-row>
        <table:table-row table:style-name="TableLine94723502668880">
          <table:table-cell table:style-name="Tabla1.A24" office:value-type="string">
            <text:p text:style-name="P9">Firmas</text:p>
          </table:table-cell>
          <table:table-cell table:style-name="Tabla1.B24" office:value-type="string">
            <text:p text:style-name="P25">1,2,3</text:p>
          </table:table-cell>
        </table:table-row>
        <table:table-row table:style-name="TableLine94723502669696">
          <table:table-cell table:style-name="Tabla1.A24" office:value-type="string">
            <text:p text:style-name="P9">Proveedor</text:p>
          </table:table-cell>
          <table:table-cell table:style-name="Tabla1.B24" office:value-type="string">
            <text:p text:style-name="P18">1,2,3,4</text:p>
          </table:table-cell>
        </table:table-row>
        <table:table-row table:style-name="TableLine94723502670512">
          <table:table-cell table:style-name="Tabla1.A24" office:value-type="string">
            <text:p text:style-name="P9">Socio</text:p>
          </table:table-cell>
          <table:table-cell table:style-name="Tabla1.B24" office:value-type="string">
            <text:p text:style-name="P18">1,2,3,4</text:p>
          </table:table-cell>
        </table:table-row>
        <table:table-row table:style-name="TableLine94723502671360">
          <table:table-cell table:style-name="Tabla1.A24" office:value-type="string">
            <text:p text:style-name="P9">Pedido </text:p>
          </table:table-cell>
          <table:table-cell table:style-name="Tabla1.B24" office:value-type="string">
            <text:p text:style-name="P21">1,2,3</text:p>
          </table:table-cell>
        </table:table-row>
        <table:table-row table:style-name="TableLine94723502672208">
          <table:table-cell table:style-name="Tabla1.A24" office:value-type="string">
            <text:p text:style-name="P9">Pago</text:p>
          </table:table-cell>
          <table:table-cell table:style-name="Tabla1.B24" office:value-type="string">
            <text:p text:style-name="P21">1,2,3</text:p>
          </table:table-cell>
        </table:table-row>
        <table:table-row table:style-name="TableLine94723502673056">
          <table:table-cell table:style-name="Tabla1.A24" office:value-type="string">
            <text:p text:style-name="P9">Tarjeta bancaria</text:p>
          </table:table-cell>
          <table:table-cell table:style-name="Tabla1.B24" office:value-type="string">
            <text:p text:style-name="P22">1,2,3,4</text:p>
          </table:table-cell>
        </table:table-row>
        <table:table-row table:style-name="TableLine94723502673904">
          <table:table-cell table:style-name="Tabla1.A24" office:value-type="string">
            <text:p text:style-name="P9">Entidad bancaria</text:p>
          </table:table-cell>
          <table:table-cell table:style-name="Tabla1.B24" office:value-type="string">
            <text:p text:style-name="P28">Rechazado</text:p>
          </table:table-cell>
        </table:table-row>
        <table:table-row table:style-name="TableLine94723502674752">
          <table:table-cell table:style-name="Tabla1.A24" office:value-type="string">
            <text:p text:style-name="P9">Administrativo</text:p>
          </table:table-cell>
          <table:table-cell table:style-name="Tabla1.B24" office:value-type="string">
            <text:p text:style-name="P24">Rechazado<text:soft-page-break/></text:p>
          </table:table-cell>
        </table:table-row>
        <table:table-row table:style-name="TableLine94723502675600">
          <table:table-cell table:style-name="Tabla1.A24" office:value-type="string">
            <text:p text:style-name="P9">Empleado almacen</text:p>
          </table:table-cell>
          <table:table-cell table:style-name="Tabla1.B24" office:value-type="string">
            <text:p text:style-name="P24">Rechazado</text:p>
          </table:table-cell>
        </table:table-row>
        <table:table-row table:style-name="TableLine94723502676448">
          <table:table-cell table:style-name="Tabla1.A24" office:value-type="string">
            <text:p text:style-name="P9">Paquete</text:p>
          </table:table-cell>
          <table:table-cell table:style-name="Tabla1.B24" office:value-type="string">
            <text:p text:style-name="P23">1,2,3</text:p>
          </table:table-cell>
        </table:table-row>
        <table:table-row table:style-name="TableLine94723502677296">
          <table:table-cell table:style-name="Tabla1.A24" office:value-type="string">
            <text:p text:style-name="P9">Almacén</text:p>
          </table:table-cell>
          <table:table-cell table:style-name="Tabla1.B24" office:value-type="string">
            <text:p text:style-name="P23">Rechazado</text:p>
          </table:table-cell>
        </table:table-row>
        <table:table-row table:style-name="TableLine94723502678144">
          <table:table-cell table:style-name="Tabla1.A24" office:value-type="string">
            <text:p text:style-name="P9">Empresa de transportes</text:p>
          </table:table-cell>
          <table:table-cell table:style-name="Tabla1.B24" office:value-type="string">
            <text:p text:style-name="P23">1,2,3,4</text:p>
          </table:table-cell>
        </table:table-row>
        <table:table-row table:style-name="TableLine94723502678992">
          <table:table-cell table:style-name="Tabla1.A24" office:value-type="string">
            <text:p text:style-name="P17">Ruta</text:p>
          </table:table-cell>
          <table:table-cell table:style-name="Tabla1.B24" office:value-type="string">
            <text:p text:style-name="P28">2,3,4</text:p>
          </table:table-cell>
        </table:table-row>
        <table:table-row table:style-name="TableLine94723502679840">
          <table:table-cell table:style-name="Tabla1.A24" office:value-type="string">
            <text:p text:style-name="P17">Destino</text:p>
          </table:table-cell>
          <table:table-cell table:style-name="Tabla1.B24" office:value-type="string">
            <text:p text:style-name="P23">Rechazado</text:p>
          </table:table-cell>
        </table:table-row>
        <table:table-row table:style-name="TableLine94723502680688">
          <table:table-cell table:style-name="Tabla1.A24" office:value-type="string">
            <text:p text:style-name="P17">Incidencia</text:p>
          </table:table-cell>
          <table:table-cell table:style-name="Tabla1.B24" office:value-type="string">
            <text:p text:style-name="P23">1,2,3</text:p>
          </table:table-cell>
        </table:table-row>
      </table:table>
      <text:p text:style-name="P4"/>
      <text:p text:style-name="P2"/>
      <text:p text:style-name="P5">A continuación creamos la tabla de relación de las clases con sus atributos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Clase/Objeto potencial</text:p>
          </table:table-cell>
          <table:table-cell table:style-name="Tabla2.B1" office:value-type="string">
            <text:p text:style-name="P15">Atributos</text:p>
          </table:table-cell>
        </table:table-row>
        <table:table-row table:style-name="TableLine94723502706592">
          <table:table-cell table:style-name="Tabla2.A10" office:value-type="string">
            <text:p text:style-name="P10">Articulos</text:p>
          </table:table-cell>
          <table:table-cell table:style-name="Tabla2.B10" office:value-type="string">
            <text:p text:style-name="P25">Nombre, Descripcion, Material, Color, Precio, Stock</text:p>
          </table:table-cell>
        </table:table-row>
        <table:table-row table:style-name="TableLine94723502707920">
          <table:table-cell table:style-name="Tabla2.A10" office:value-type="string">
            <text:p text:style-name="P10">Zapatos</text:p>
          </table:table-cell>
          <table:table-cell table:style-name="Tabla2.B10" office:value-type="string">
            <text:p text:style-name="P25">Numero, Tipo</text:p>
          </table:table-cell>
        </table:table-row>
        <table:table-row table:style-name="TableLine94723502708576">
          <table:table-cell table:style-name="Tabla2.A10" office:value-type="string">
            <text:p text:style-name="P10">Bolsos</text:p>
          </table:table-cell>
          <table:table-cell table:style-name="Tabla2.B10" office:value-type="string">
            <text:p text:style-name="P25">Tipo</text:p>
          </table:table-cell>
        </table:table-row>
        <table:table-row table:style-name="TableLine94723502709232">
          <table:table-cell table:style-name="Tabla2.A10" office:value-type="string">
            <text:p text:style-name="P10">Complementos</text:p>
          </table:table-cell>
          <table:table-cell table:style-name="Tabla2.B10" office:value-type="string">
            <text:p text:style-name="P25">Tipo, Talla</text:p>
          </table:table-cell>
        </table:table-row>
        <table:table-row table:style-name="TableLine94723502710048">
          <table:table-cell table:style-name="Tabla2.A6" office:value-type="string">
            <text:p text:style-name="P10">Campaña</text:p>
          </table:table-cell>
          <table:table-cell table:style-name="Tabla2.B6" office:value-type="string">
            <text:p text:style-name="P25">Temporada, Año</text:p>
          </table:table-cell>
        </table:table-row>
        <table:table-row table:style-name="TableLine94723502711680">
          <table:table-cell table:style-name="Tabla2.A10" office:value-type="string">
            <text:p text:style-name="P10">Proveedor</text:p>
          </table:table-cell>
          <table:table-cell table:style-name="Tabla2.B10" office:value-type="string">
            <text:p text:style-name="P25">Nombre, CIF, Domicilio Fiscal</text:p>
          </table:table-cell>
        </table:table-row>
        <table:table-row table:style-name="TableLine94723502712496">
          <table:table-cell table:style-name="Tabla2.A10" office:value-type="string">
            <text:p text:style-name="P25">Firma</text:p>
          </table:table-cell>
          <table:table-cell table:style-name="Tabla2.B10" office:value-type="string">
            <text:p text:style-name="P25">Nombre, CIF, Domicilio Fiscal</text:p>
          </table:table-cell>
        </table:table-row>
        <table:table-row table:style-name="TableLine94723502713312">
          <table:table-cell table:style-name="Tabla2.A10" office:value-type="string">
            <text:p text:style-name="P10">Socio</text:p>
          </table:table-cell>
          <table:table-cell table:style-name="Tabla2.B10" office:value-type="string">
            <text:p text:style-name="P25">Nombre, CorreoElectronico, Dirección</text:p>
          </table:table-cell>
        </table:table-row>
        <table:table-row table:style-name="TableLine94723502714320">
          <table:table-cell table:style-name="Tabla2.A10" office:value-type="string">
            <text:p text:style-name="P10">Pedido </text:p>
          </table:table-cell>
          <table:table-cell table:style-name="Tabla2.B10" office:value-type="string">
            <text:p text:style-name="P25">Articulo, Cantidad, Fecha, PrecioTotal, <text:span text:style-name="T5">fechaReparto</text:span></text:p>
          </table:table-cell>
        </table:table-row>
        <table:table-row table:style-name="TableLine94723502715136">
          <table:table-cell table:style-name="Tabla2.A11" office:value-type="string">
            <text:p text:style-name="P10">Pago</text:p>
          </table:table-cell>
          <table:table-cell table:style-name="Tabla2.B11" office:value-type="string">
            <text:p text:style-name="P25">PrecioTotal, NumeroTarjeta, </text:p>
          </table:table-cell>
        </table:table-row>
        <table:table-row table:style-name="TableLine94723502717008">
          <table:table-cell table:style-name="Tabla2.A12" office:value-type="string">
            <text:p text:style-name="P28">Tarjeta Bancaria</text:p>
          </table:table-cell>
          <table:table-cell table:style-name="Tabla2.B12" office:value-type="string">
            <text:p text:style-name="P25">Numero Tarjeta, <text:span text:style-name="T5">Valida</text:span></text:p>
          </table:table-cell>
        </table:table-row>
        <table:table-row table:style-name="Tabla2.13">
          <table:table-cell table:style-name="Tabla2.A13" office:value-type="string">
            <text:p text:style-name="P10">Paquete</text:p>
          </table:table-cell>
          <table:table-cell table:style-name="Tabla2.B13" office:value-type="string">
            <text:p text:style-name="P28">Destino, Ruta<text:soft-page-break/></text:p>
          </table:table-cell>
        </table:table-row>
        <table:table-row table:style-name="TableLine94723502720992">
          <table:table-cell table:style-name="Tabla2.A15" office:value-type="string">
            <text:p text:style-name="P10">Empresa de transportes</text:p>
          </table:table-cell>
          <table:table-cell table:style-name="Tabla2.B15" office:value-type="string">
            <text:p text:style-name="P28">Nombre, CIF, DomicilioFiscal, Ruta,</text:p>
          </table:table-cell>
        </table:table-row>
        <table:table-row table:style-name="TableLine94723502723056">
          <table:table-cell table:style-name="Tabla2.A15" office:value-type="string">
            <text:p text:style-name="P28">Ruta</text:p>
          </table:table-cell>
          <table:table-cell table:style-name="Tabla2.B15" office:value-type="string">
            <text:p text:style-name="P28">AreaInfluencia, FechaReparto</text:p>
          </table:table-cell>
        </table:table-row>
        <table:table-row table:style-name="TableLine94723502723760">
          <table:table-cell table:style-name="Tabla2.A16" office:value-type="string">
            <text:p text:style-name="P19">Incidencia</text:p>
          </table:table-cell>
          <table:table-cell table:style-name="Tabla2.B16" office:value-type="string">
            <text:p text:style-name="P28">Fecha, Descripcion</text:p>
          </table:table-cell>
        </table:table-row>
      </table:table>
      <text:p text:style-name="P6"/>
      <text:p text:style-name="P7">Seguidamente elaboramos la tabla con los metodos</text:p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4">Clase/Objeto potencial</text:p>
          </table:table-cell>
          <table:table-cell table:style-name="Tabla3.B1" office:value-type="string">
            <text:p text:style-name="P16">Atributos</text:p>
          </table:table-cell>
        </table:table-row>
        <table:table-row table:style-name="TableLine94723502749664">
          <table:table-cell table:style-name="Tabla3.A10" office:value-type="string">
            <text:p text:style-name="P11">Articulos</text:p>
          </table:table-cell>
          <table:table-cell table:style-name="Tabla3.B2" office:value-type="string">
            <text:p text:style-name="P27"/>
          </table:table-cell>
        </table:table-row>
        <table:table-row table:style-name="TableLine94723502751120">
          <table:table-cell table:style-name="Tabla3.A10" office:value-type="string">
            <text:p text:style-name="P11">Zapatos</text:p>
          </table:table-cell>
          <table:table-cell table:style-name="Tabla3.B3" office:value-type="string">
            <text:p text:style-name="P27"/>
          </table:table-cell>
        </table:table-row>
        <table:table-row table:style-name="TableLine94723502752224">
          <table:table-cell table:style-name="Tabla3.A10" office:value-type="string">
            <text:p text:style-name="P11">Bolsos</text:p>
          </table:table-cell>
          <table:table-cell table:style-name="Tabla3.B4" office:value-type="string">
            <text:p text:style-name="P27"/>
          </table:table-cell>
        </table:table-row>
        <table:table-row table:style-name="TableLine94723502753488">
          <table:table-cell table:style-name="Tabla3.A10" office:value-type="string">
            <text:p text:style-name="P11">Complementos</text:p>
          </table:table-cell>
          <table:table-cell table:style-name="Tabla3.B5" office:value-type="string">
            <text:p text:style-name="P27"/>
          </table:table-cell>
        </table:table-row>
        <table:table-row table:style-name="TableLine94723502754864">
          <table:table-cell table:style-name="Tabla3.A6" office:value-type="string">
            <text:p text:style-name="P11">Campaña</text:p>
          </table:table-cell>
          <table:table-cell table:style-name="Tabla3.B6" office:value-type="string">
            <text:p text:style-name="P27"/>
          </table:table-cell>
        </table:table-row>
        <table:table-row table:style-name="TableLine94723502756752">
          <table:table-cell table:style-name="Tabla3.A10" office:value-type="string">
            <text:p text:style-name="P11">Proveedor</text:p>
          </table:table-cell>
          <table:table-cell table:style-name="Tabla3.B7" office:value-type="string">
            <text:p text:style-name="P31">suministra(articulo, firma);</text:p>
          </table:table-cell>
        </table:table-row>
        <table:table-row table:style-name="TableLine94723502758128">
          <table:table-cell table:style-name="Tabla3.A10" office:value-type="string">
            <text:p text:style-name="P26">Firma</text:p>
          </table:table-cell>
          <table:table-cell table:style-name="Tabla3.B8" office:value-type="string">
            <text:p text:style-name="P27"/>
          </table:table-cell>
        </table:table-row>
        <table:table-row table:style-name="TableLine94723502759504">
          <table:table-cell table:style-name="Tabla3.A10" office:value-type="string">
            <text:p text:style-name="P11">Socio</text:p>
          </table:table-cell>
          <table:table-cell table:style-name="Tabla3.B9" office:value-type="string">
            <text:p text:style-name="P31">RealizaPago(); visualizarPedido(); cancelarPedido(); realizarPedido();<text:span text:style-name="T6">modificarDatosPersonales();</text:span></text:p>
          </table:table-cell>
        </table:table-row>
        <table:table-row table:style-name="TableLine94723502761072">
          <table:table-cell table:style-name="Tabla3.A10" office:value-type="string">
            <text:p text:style-name="P11">Pedido </text:p>
          </table:table-cell>
          <table:table-cell table:style-name="Tabla3.B10" office:value-type="string">
            <text:p text:style-name="P32">AñadeArticulo(cantidad, articulo); confirmaPedido(pago,fecha);</text:p>
          </table:table-cell>
        </table:table-row>
        <table:table-row table:style-name="TableLine94723502762448">
          <table:table-cell table:style-name="Tabla3.A11" office:value-type="string">
            <text:p text:style-name="P11">Pago</text:p>
          </table:table-cell>
          <table:table-cell table:style-name="Tabla3.B11" office:value-type="string">
            <text:p text:style-name="P27"/>
          </table:table-cell>
        </table:table-row>
        <table:table-row table:style-name="TableLine94723502764384">
          <table:table-cell table:style-name="Tabla3.A12" office:value-type="string">
            <text:p text:style-name="P29">Tarjeta Bancaria</text:p>
          </table:table-cell>
          <table:table-cell table:style-name="Tabla3.B12" office:value-type="string">
            <text:p text:style-name="P32">ValidaTarjeta(numerotarjeta);</text:p>
          </table:table-cell>
        </table:table-row>
        <table:table-row table:style-name="Tabla3.13">
          <table:table-cell table:style-name="Tabla3.A13" office:value-type="string">
            <text:p text:style-name="P11">Paquete</text:p>
          </table:table-cell>
          <table:table-cell table:style-name="Tabla3.B13" office:value-type="string">
            <text:p text:style-name="P36">nombre</text:p>
          </table:table-cell>
        </table:table-row>
        <table:table-row table:style-name="TableLine94723502768256">
          <table:table-cell table:style-name="Tabla3.A15" office:value-type="string">
            <text:p text:style-name="P11">Empresa de transportes</text:p>
          </table:table-cell>
          <table:table-cell table:style-name="Tabla3.B14" office:value-type="string">
            <text:p text:style-name="P32">CreaIncidencia(fecha,descripcion); asignaRuta(destino);</text:p>
          </table:table-cell>
        </table:table-row>
        <table:table-row table:style-name="TableLine94723502770080">
          <table:table-cell table:style-name="Tabla3.A15" office:value-type="string">
            <text:p text:style-name="P29">Ruta</text:p>
          </table:table-cell>
          <table:table-cell table:style-name="Tabla3.B15" office:value-type="string">
            <text:p text:style-name="P30"/>
          </table:table-cell>
        </table:table-row>
        <table:table-row table:style-name="TableLine94723502771456">
          <table:table-cell table:style-name="Tabla3.A16" office:value-type="string">
            <text:p text:style-name="P20">Incidencia</text:p>
          </table:table-cell>
          <table:table-cell table:style-name="Tabla3.B16" office:value-type="string">
            <text:p text:style-name="P3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21</meta:editing-cycles>
    <meta:creation-date>2020-11-03T08:02:00</meta:creation-date>
    <dc:date>2021-03-12T08:35:55.007654903</dc:date>
    <meta:editing-duration>PT5H19M18S</meta:editing-duration>
    <meta:generator>LibreOffice/7.0.4.2$Linux_X86_64 LibreOffice_project/00$Build-2</meta:generator>
    <meta:document-statistic meta:table-count="3" meta:image-count="0" meta:object-count="0" meta:page-count="4" meta:paragraph-count="117" meta:word-count="678" meta:character-count="4549" meta:non-whitespace-character-count="39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